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fd54" officeooo:paragraph-rsid="0014fd54" style:font-weight-asian="bold" style:font-weight-complex="bold"/>
    </style:style>
    <style:style style:name="P2" style:family="paragraph" style:parent-style-name="Standard">
      <style:paragraph-properties fo:text-align="start" style:justify-single-word="false"/>
      <style:text-properties fo:font-weight="normal" officeooo:rsid="0014fd54" officeooo:paragraph-rsid="0014fd54" style:font-weight-asian="normal" style:font-weight-complex="normal"/>
    </style:style>
    <style:style style:name="P3" style:family="paragraph" style:parent-style-name="Standard">
      <style:paragraph-properties fo:text-align="start" style:justify-single-word="false"/>
      <style:text-properties fo:font-size="14pt" fo:font-weight="bold" officeooo:rsid="0014fd54" officeooo:paragraph-rsid="0014fd54" style:font-size-asian="14pt" style:font-weight-asian="bold" style:font-size-complex="14pt" style:font-weight-complex="bold"/>
    </style:style>
    <style:style style:name="P4" style:family="paragraph" style:parent-style-name="Text_20_body">
      <style:paragraph-properties fo:text-align="start" style:justify-single-word="false"/>
      <style:text-properties fo:font-size="14pt" fo:font-weight="bold" officeooo:rsid="0014fd54" officeooo:paragraph-rsid="0014fd54" style:font-size-asian="14pt" style:font-weight-asian="bold" style:font-size-complex="14pt" style:font-weight-complex="bold"/>
    </style:style>
    <style:style style:name="P5" style:family="paragraph" style:parent-style-name="Text_20_body">
      <style:paragraph-properties fo:margin-top="0cm" fo:margin-bottom="0cm" loext:contextual-spacing="false"/>
      <style:text-properties fo:font-weight="normal" officeooo:rsid="0014fd54" officeooo:paragraph-rsid="0014fd54" style:font-weight-asian="normal" style:font-weight-complex="normal"/>
    </style:style>
    <style:style style:name="P6" style:family="paragraph" style:parent-style-name="Text_20_body">
      <style:paragraph-properties fo:margin-top="0cm" fo:margin-bottom="0cm" loext:contextual-spacing="false"/>
      <style:text-properties fo:font-size="14pt" fo:font-weight="bold" officeooo:paragraph-rsid="0015d5a7" style:font-size-asian="14pt" style:font-weight-asian="bold" style:font-size-complex="14pt" style:font-weight-complex="bold"/>
    </style:style>
    <style:style style:name="P7" style:family="paragraph" style:parent-style-name="Text_20_body">
      <style:paragraph-properties fo:margin-top="0cm" fo:margin-bottom="0cm" loext:contextual-spacing="false" fo:text-align="start" style:justify-single-word="false"/>
      <style:text-properties fo:font-size="14pt" fo:font-weight="bold" officeooo:rsid="0014fd54" officeooo:paragraph-rsid="00177779" style:font-size-asian="14pt" style:font-weight-asian="bold" style:font-size-complex="14pt" style:font-weight-complex="bold"/>
    </style:style>
    <style:style style:name="P8" style:family="paragraph" style:parent-style-name="Text_20_body">
      <style:paragraph-properties fo:margin-top="0cm" fo:margin-bottom="0cm" loext:contextual-spacing="false" fo:text-align="start" style:justify-single-word="false"/>
      <style:text-properties fo:font-size="14pt" fo:font-weight="bold" officeooo:rsid="00177779" officeooo:paragraph-rsid="00177779" style:font-size-asian="14pt" style:font-weight-asian="bold" style:font-size-complex="14pt" style:font-weight-complex="bold"/>
    </style:style>
    <style:style style:name="P9" style:family="paragraph" style:parent-style-name="Text_20_body">
      <style:paragraph-properties fo:margin-top="0cm" fo:margin-bottom="0cm" loext:contextual-spacing="false" fo:text-align="start" style:justify-single-word="false"/>
      <style:text-properties fo:font-size="14pt" fo:font-weight="bold" officeooo:rsid="00198fd8" officeooo:paragraph-rsid="00198fd8" style:font-size-asian="14pt" style:font-weight-asian="bold" style:font-size-complex="14pt" style:font-weight-complex="bold"/>
    </style:style>
    <style:style style:name="P10" style:family="paragraph" style:parent-style-name="Text_20_body">
      <style:paragraph-properties fo:margin-top="0cm" fo:margin-bottom="0cm" loext:contextual-spacing="false"/>
      <style:text-properties fo:font-size="12pt" fo:font-weight="normal" officeooo:rsid="0015d5a7" officeooo:paragraph-rsid="0015d5a7" style:font-size-asian="10.5pt" style:font-weight-asian="normal" style:font-size-complex="12pt" style:font-weight-complex="normal"/>
    </style:style>
    <style:style style:name="P11" style:family="paragraph" style:parent-style-name="Text_20_body">
      <style:paragraph-properties fo:margin-top="0cm" fo:margin-bottom="0cm" loext:contextual-spacing="false" fo:text-align="start" style:justify-single-word="false"/>
      <style:text-properties fo:font-size="12pt" fo:font-weight="normal" officeooo:rsid="00177779" officeooo:paragraph-rsid="00177779" style:font-size-asian="10.5pt" style:font-weight-asian="normal" style:font-size-complex="12pt" style:font-weight-complex="normal"/>
    </style:style>
    <style:style style:name="P12" style:family="paragraph" style:parent-style-name="Text_20_body">
      <style:paragraph-properties fo:margin-top="0cm" fo:margin-bottom="0cm" loext:contextual-spacing="false" fo:text-align="start" style:justify-single-word="false"/>
      <style:text-properties fo:font-size="12pt" fo:font-weight="normal" officeooo:rsid="001e041f" officeooo:paragraph-rsid="001e041f" style:font-size-asian="10.5pt" style:font-weight-asian="normal" style:font-size-complex="12pt" style:font-weight-complex="normal"/>
    </style:style>
    <style:style style:name="P13" style:family="paragraph" style:parent-style-name="Text_20_body">
      <style:paragraph-properties fo:margin-top="0cm" fo:margin-bottom="0cm" loext:contextual-spacing="false" fo:text-align="start" style:justify-single-word="false"/>
      <style:text-properties fo:font-size="12pt" fo:font-weight="normal" officeooo:rsid="00177779" officeooo:paragraph-rsid="00177779" style:font-size-asian="12pt" style:font-weight-asian="normal" style:font-size-complex="12pt" style:font-weight-complex="normal"/>
    </style:style>
    <style:style style:name="P14" style:family="paragraph" style:parent-style-name="Text_20_body">
      <style:paragraph-properties fo:margin-top="0cm" fo:margin-bottom="0cm" loext:contextual-spacing="false" fo:text-align="start" style:justify-single-word="false"/>
      <style:text-properties fo:font-size="12pt" fo:font-weight="normal" officeooo:rsid="00198fd8" officeooo:paragraph-rsid="00198fd8" style:font-size-asian="12pt" style:font-weight-asian="normal" style:font-size-complex="12pt" style:font-weight-complex="normal"/>
    </style:style>
    <style:style style:name="P15" style:family="paragraph" style:parent-style-name="Text_20_body">
      <style:paragraph-properties fo:margin-top="0cm" fo:margin-bottom="0cm" loext:contextual-spacing="false" fo:text-align="start" style:justify-single-word="false" fo:break-before="page"/>
      <style:text-properties fo:font-size="12pt" fo:font-weight="normal" officeooo:rsid="00177779" officeooo:paragraph-rsid="00177779" style:font-size-asian="12pt" style:font-weight-asian="normal" style:font-size-complex="12pt" style:font-weight-complex="normal"/>
    </style:style>
    <style:style style:name="P16" style:family="paragraph" style:parent-style-name="Header">
      <style:paragraph-properties fo:text-align="end" style:justify-single-word="false"/>
      <style:text-properties style:text-underline-style="solid" style:text-underline-width="auto" style:text-underline-color="font-color" fo:font-weight="bold" officeooo:rsid="0014fd54" officeooo:paragraph-rsid="0014fd54" style:font-weight-asian="bold" style:font-weight-complex="bold"/>
    </style:style>
    <style:style style:name="T1" style:family="text">
      <style:text-properties officeooo:rsid="0015d5a7"/>
    </style:style>
    <style:style style:name="T2" style:family="text">
      <style:text-properties officeooo:rsid="00177779"/>
    </style:style>
    <style:style style:name="T3" style:family="text">
      <style:text-properties officeooo:rsid="0017bd4a"/>
    </style:style>
    <style:style style:name="T4" style:family="text">
      <style:text-properties officeooo:rsid="001b9ae0"/>
    </style:style>
    <style:style style:name="T5" style:family="text">
      <style:text-properties officeooo:rsid="001ce09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OCUMENTAL</text:p>
      <text:p text:style-name="P2">Edwar Snowden fue un trabajador de las agencias de inteligencia del gobierno estadounidenses. Este se exilió a Rusia tras la revelación al público de programas de espionaje masivos del gobierno.</text:p>
      <text:p text:style-name="P2"/>
      <text:p text:style-name="P3">Preguntas:</text:p>
      <text:p text:style-name="P3"/>
      <text:p text:style-name="P4"><text:bookmark text:name="yui_3_17_2_1_1581414797134_66"/><text:bookmark text:name="yui_3_17_2_1_1581414797134_65"/>1. ¿Qué os parece la actitud de Snowden?¿Hizo bien o hizo mal en entregar los documentos?</text:p>
      <text:p text:style-name="P5">Snowden aprovechó la oportunidad de la que disponía para avisar al resto de países de la gravedad que suponía que el gobierno más poderoso del mundo se involucrara en el espionaje masivo de sus ciudadanos. Al entregar los documentos a diferentes periódicos del país (The Washington Post y The Guardian), concienció a la población de la trama investigatoria a la que se estaban sometiendo los habitantes de EEUU <text:span text:style-name="T1">(aunque se extrapola a todo el mundo).</text:span> </text:p>
      <text:p text:style-name="P5"/>
      <text:p text:style-name="P6"><text:span text:style-name="T1">2. </text:span>¿Cómo podríamos haber evitado que nos espiasen?</text:p>
      <text:p text:style-name="P6"/>
      <text:p text:style-name="P10">La forma más sencilla de evitar el espionaje de los diferentes gobiernos en la red sería la solución más directa, evitar el uso de la misma. En caso de utilizarla, únicamente podemos reducir el grado de investigación al que nos sometemos (utilizan VPN, no dar datos personales reales, Leer Términos y condiciones para estar al tanto de aquello <text:span text:style-name="T2">que aceptamos, utilizar navegadores que cambien nuestra IP como TOR o otros que no registren nuestra actividad como DUCKDUCKGO</text:span>).</text:p>
      <text:p text:style-name="P10"/>
      <text:p text:style-name="P10"/>
      <text:p text:style-name="P7"><text:span text:style-name="T2">3. </text:span>¿<text:span text:style-name="T2">Tenía Snowden, en el momento de la entrevista, todavída documentos o información crítica en su poder</text:span>?</text:p>
      <text:p text:style-name="P7"/>
      <text:p text:style-name="P13">Si, aún poseía información que aún no había publicado, <text:span text:style-name="T3">ya que el admitía en varias ocasiones que no había publicado todo aquello que había visto y que siquiera conocía todo a lo que es capaz de llegar,</text:span></text:p>
      <text:p text:style-name="P13"/>
      <text:p text:style-name="P15"/>
      <text:p text:style-name="P8"><text:span text:style-name="T3">4. </text:span>¿Qué medidas técnicas se han tomado desde entonces para que no puedan acceder a nuestra información? (investigarlo).</text:p>
      <text:p text:style-name="P8"/>
      <text:p text:style-name="P14">Tenemos diferentes métodos para evitar el espionaje por parte de grandes agencias y gobiernos, entre ellos, a nivel de usuario nos encontramos con:</text:p>
      <text:p text:style-name="P14">Evitar utilizar servicios de compañías cuya seguridad/políticas de datos con los usuarios haya sido puesta en duda anteriormente, o confirmada (caso de la venta de información de los usuarios por parte de Facebook). Usar nubes privadas, correos cifrados (ej. Protonmail) y mensajería cifrada al completo (ej. Mensajes privados de Telegram).</text:p>
      <text:p text:style-name="P14"/>
      <text:p text:style-name="P14">La innovación principal por parte de las empresas fue el cifrado de la información (cuando el emisor envía ciertos datos, estos son cifrados hasta que llegan al receptor, el cual los descifra).</text:p>
      <text:p text:style-name="P14"/>
      <text:p text:style-name="P14">Por lo tanto, el principal desarrollo fue el cifrado “punto a punto”, el cual <text:span text:style-name="T4">evita que un intruso en la red conozca el contenido de los paquetes. Los puede ver, pero al estar encriptado desconoce el contenido del mismo.</text:span></text:p>
      <text:p text:style-name="P14"/>
      <text:p text:style-name="P9"><text:span text:style-name="T5">5. </text:span>Buscar e investigar sobre los movimientos que intentan asegurar nuestra confidencialidad y privacidad, como por ejemplo el Manifesto Ciberpunk.</text:p>
      <text:p text:style-name="P9"/>
      <text:p text:style-name="P12">Estos movimientos son originados por opositores a la NSA y los diferentes métodos de espionaje de los gobiernos, alertando a la sociedad del avance del espionaje y desarrollando soluciones ante este para proteger al usuario. Este movimiento fue creado en 1997 formado por matemáticos e informáticos en contra de las imposiciones estatales basadas en la seguridad para limitar la libertad del usuario (en este caso en Internet). Con el paso del tiempo han desarrollado algoritmos anti-espionaje, han obtenido datos de la NSA y de otros gobiernos. Además de los pertenecientes al “Manifiesto Cyberpunk” también incluímos en este grupo a organizaciones como “Reset the Net”.</text:p>
      <text:p text:style-name="P11"/>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text-underline-style="solid" style:text-underline-width="auto" style:text-underline-color="font-color" fo:font-weight="bold" officeooo:rsid="0014fd54" officeooo:paragraph-rsid="0014fd54"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uan María Sánchez Sánch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0:52:44.954381349</meta:creation-date>
    <dc:date>2020-02-11T12:09:06.344295606</dc:date>
    <meta:editing-duration>PT25M20S</meta:editing-duration>
    <meta:editing-cycles>6</meta:editing-cycles>
    <meta:generator>LibreOffice/6.0.7.3$Linux_X86_64 LibreOffice_project/00m0$Build-3</meta:generator>
    <meta:document-statistic meta:table-count="0" meta:image-count="0" meta:object-count="0" meta:page-count="2" meta:paragraph-count="17" meta:word-count="552" meta:character-count="3443" meta:non-whitespace-character-count="2907"/>
  </office:meta>
</office:document-meta>
</file>